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31815" draw:textarea-horizontal-align="justify" draw:textarea-vertical-align="middle" draw:auto-grow-height="false" fo:min-height="4.25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945cm"/>
      <style:paragraph-properties style:writing-mode="lr-tb"/>
    </style:style>
    <style:style style:name="gr3" style:family="graphic" style:parent-style-name="objectwithoutfill">
      <style:graphic-properties svg:stroke-color="#ffffff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3.2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25cm"/>
      <style:paragraph-properties style:writing-mode="lr-tb"/>
    </style:style>
    <style:style style:name="pr1" style:family="presentation" style:parent-style-name="Standard-notes">
      <style:graphic-properties draw:fill-color="#ffffff" draw:auto-grow-height="false" fo:min-height="13.365cm"/>
      <style:paragraph-properties style:writing-mode="lr-tb"/>
    </style:style>
    <style:style style:name="P1" style:family="paragraph">
      <loext:graphic-properties draw:fill="solid" draw:fill-color="#d31815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T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style:text-line-through-style="none" style:text-line-through-type="none" style:font-name="Liberation Sans" style:text-underline-style="none" fo:font-weight="bold" style:letter-kerning="true" style:font-weight-asian="bold" style:font-weight-complex="bold"/>
    </style:style>
    <style:style style:name="T6" style:family="text">
      <style:text-properties fo:font-variant="normal" fo:text-transform="none" style:text-line-through-style="none" style:text-line-through-type="none" style:font-name="Liberation Sans" style:text-underline-style="none" style:letter-kerning="true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variant="normal" fo:text-transform="none" style:text-line-through-style="none" style:text-line-through-type="none" style:font-name="Liberation Sans" style:text-underline-style="solid" style:text-underline-width="auto" style:text-underline-color="font-color" style:letter-kerning="tru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4.5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4cm" svg:height="1.195cm" svg:x="24cm" svg:y="0.9cm">
            <draw:text-box>
              <text:p><text:span text:style-name="T1">UL <text:s/>FRI</text:span></text:p>
            </draw:text-box>
          </draw:frame>
          <draw:line draw:style-name="gr3" draw:text-style-name="P3" draw:layer="layout" svg:x1="25.6cm" svg:y1="0.9cm" svg:x2="25.6cm" svg:y2="1.976cm">
            <text:p/>
          </draw:line>
        </draw:g>
        <draw:frame draw:style-name="gr4" draw:text-style-name="P2" draw:layer="layout" svg:width="17cm" svg:height="1.673cm" svg:x="1cm" svg:y="2cm">
          <draw:text-box>
            <text:p><text:span text:style-name="T2">Progress Summary</text:span></text:p>
          </draw:text-box>
        </draw:frame>
        <draw:frame draw:style-name="gr5" draw:text-style-name="P4" draw:layer="layout" svg:width="20cm" svg:height="9.494cm" svg:x="2.5cm" svg:y="5.5cm">
          <draw:text-box>
            <text:p><text:span text:style-name="T3">Milestones achieved : </text:span><text:span text:style-name="T4">-</text:span><text:span text:style-name="T3"> </text:span><text:s/>impacts assessed on the different measures (Introducing IoT in class and giving personal devices to students. conducting classes online, creating a Digital classroom and giving students access to online resources, introducing latest technologies in the classroom such as AI, blockchain or robots)</text:p>
            <text:p/>
            <text:p><text:span text:style-name="T3">Results/Findings :</text:span></text:p>
            <text:p><text:span text:style-name="T4">ICT providing can help with accessibility, gender and wealth inequalities, but can also increase these inequalities if the hardware and software are not inclusive, and on a global scale </text:span></text:p>
            <text:p><text:span text:style-name="T4">ICT impacts the quality of learning mostly by encouraging collective and active learning methods</text:span></text:p>
            <text:p><text:span text:style-name="T4">ICT usage helps with computer skills</text:span></text:p>
          </draw:text-box>
        </draw:frame>
        <draw:frame draw:style-name="gr6" draw:text-style-name="P6" draw:layer="layout" svg:width="8.5cm" svg:height="1.25cm" svg:x="19.5cm" svg:y="14.5cm">
          <draw:text-box>
            <text:p text:style-name="P5"><text:span text:style-name="T5">Comparison to plan :</text:span><text:span text:style-name="T6"> OK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4.5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4cm" svg:height="1.195cm" svg:x="24cm" svg:y="0.9cm">
            <draw:text-box>
              <text:p><text:span text:style-name="T1">UL <text:s/>FRI</text:span></text:p>
            </draw:text-box>
          </draw:frame>
          <draw:line draw:style-name="gr3" draw:text-style-name="P3" draw:layer="layout" svg:x1="25.6cm" svg:y1="0.9cm" svg:x2="25.6cm" svg:y2="1.976cm">
            <text:p/>
          </draw:line>
        </draw:g>
        <draw:frame draw:style-name="gr4" draw:text-style-name="P2" draw:layer="layout" svg:width="17cm" svg:height="1.673cm" svg:x="1cm" svg:y="2cm">
          <draw:text-box>
            <text:p><text:span text:style-name="T2">Adjustments &amp; Next Steps</text:span></text:p>
          </draw:text-box>
        </draw:frame>
        <draw:frame draw:style-name="gr5" draw:text-style-name="P4" draw:layer="layout" svg:width="24.5cm" svg:height="3.5cm" svg:x="2.5cm" svg:y="5.5cm">
          <draw:text-box>
            <text:p><text:span text:style-name="T7">Issues and resolutions :</text:span><text:span text:style-name="T8"> Everything is connected. We divided our research into specific measures but they are all intertwined.</text:span></text:p>
          </draw:text-box>
        </draw:frame>
        <draw:frame draw:style-name="gr8" draw:text-style-name="P6" draw:layer="layout" svg:width="23.5cm" svg:height="2cm" svg:x="2.5cm" svg:y="8cm">
          <draw:text-box>
            <text:p text:style-name="P5"><text:span text:style-name="T9">Improvments:</text:span><text:span text:style-name="T6"> we read more different papers (as for our first task, the EU study contained most of the required info), allowing more different points of views</text:span></text:p>
          </draw:text-box>
        </draw:frame>
        <draw:frame draw:style-name="gr9" draw:text-style-name="P8" draw:layer="layout" svg:width="22.5cm" svg:height="2.5cm" svg:x="2.5cm" svg:y="10cm">
          <draw:text-box>
            <text:p><text:span text:style-name="T10">Next month plan:</text:span><text:span text:style-name="T11"> mostly work on the report and poster to organize our findings 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1:21:02.992145300</meta:creation-date>
    <dc:date>2025-11-25T15:35:32.704461604</dc:date>
    <meta:editing-duration>PT15M47S</meta:editing-duration>
    <meta:editing-cycles>18</meta:editing-cycles>
    <meta:generator>LibreOffice/7.4.7.2$Linux_X86_64 LibreOffice_project/40$Build-2</meta:generator>
    <meta:document-statistic meta:object-count="40"/>
  </office:meta>
</office:document-meta>
</file>